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f8aa" officeooo:paragraph-rsid="0010f8aa" style:font-weight-asian="bold" style:font-weight-complex="bold"/>
    </style:style>
    <style:style style:name="P2" style:family="paragraph" style:parent-style-name="Standard">
      <style:text-properties fo:font-weight="normal" officeooo:rsid="0010f8aa" officeooo:paragraph-rsid="0010f8aa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0f8aa" officeooo:paragraph-rsid="0010f8aa" style:font-weight-asian="normal" style:font-weight-complex="normal"/>
    </style:style>
    <style:style style:name="P4" style:family="paragraph" style:parent-style-name="Standard">
      <style:text-properties fo:font-weight="normal" officeooo:rsid="0010f8aa" officeooo:paragraph-rsid="00123cc7" style:font-weight-asian="normal" style:font-weight-complex="normal"/>
    </style:style>
    <style:style style:name="P5" style:family="paragraph" style:parent-style-name="Standard">
      <style:text-properties fo:font-weight="normal" officeooo:rsid="00123cc7" officeooo:paragraph-rsid="00123cc7" style:font-weight-asian="normal" style:font-weight-complex="normal"/>
    </style:style>
    <style:style style:name="T1" style:family="text">
      <style:text-properties officeooo:rsid="00123c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stlegung der Kantenverbindungen zwischen den Knoten</text:p>
      <text:p text:style-name="P1"/>
      <text:p text:style-name="P2">Nachdem die Positionen der Knoten generiert wurden, sollen die Kanten generiert werden. Wir haben also die Positionen der Knoten gegeben (diese entsprechen auch der Eingabe)</text:p>
      <text:p text:style-name="P2"/>
      <text:p text:style-name="P2">Für die Generierung der Kanten haben wir folgende Vorgaben, die Erfüllt werden sollen:</text:p>
      <text:p text:style-name="P2"/>
      <text:list xml:id="list2870291945" text:style-name="L1">
        <text:list-item>
          <text:p text:style-name="P3">Jeder Knoten braucht mindestens eine Kante, die zum Knoten führt und eine die von ihm weg geht</text:p>
        </text:list-item>
        <text:list-item>
          <text:p text:style-name="P3">Einbahnstraßen sollen selten sein, da sie auch in Realität selten sind. Also häufig gegenseitige Verbindungen</text:p>
        </text:list-item>
        <text:list-item>
          <text:p text:style-name="P3">Es soll nicht zu viele Kanten pro Knoten geben. In der Realität sieht man Kreuzungen oder Kreisel mit 5 Ausgängen äußerst selten. Noch mehr kommen praktisch nie vor.</text:p>
        </text:list-item>
        <text:list-item>
          <text:p text:style-name="P3">Knoten haben eher Kanten zu nahegelegenen Knoten. In der Realität ist das logischerweise auch so.</text:p>
        </text:list-item>
      </text:list>
      <text:p text:style-name="P2"/>
      <text:p text:style-name="P4">Bei der Implementierung wurde dann die Anzahl der Kanten für jeden Knoten mit Hilfe einer Wahrscheinlichkeitsdistribution generiert. </text:p>
      <text:p text:style-name="P4"/>
      <text:p text:style-name="P4">Um auszuwählen, zu welchem Knoten die Kante führen soll, <text:span text:style-name="T1">wurde auch der Zufall benutzt, wobei die Wahrscheinlichkeit, dass nahegelegene Kanten ausgewählt wurden, höher war.</text:span></text:p>
      <text:p text:style-name="P2"/>
      <text:p text:style-name="P5">Jedes mal wenn eine Kante generiert wurde, wurde zu 95% auch eine Kante in die entgegengesetze Richtung festgelegt. Somit sind ca. 5% der Straßen Einbahnstraßen, wobei der Wert noch geändert werden kann.</text:p>
      <text:p text:style-name="P5"/>
      <text:p text:style-name="P5">Es wurde dann immer nachgeprüft, ob ein Knoten mindestens eine eintreffende und eine ausgehende Kante hat. Falls nicht, wird eben eine gener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23:44:04.304941348</meta:creation-date>
    <meta:generator>LibreOffice/6.1.6.3$Linux_X86_64 LibreOffice_project/10$Build-3</meta:generator>
    <dc:date>2019-08-09T00:03:09.189100584</dc:date>
    <meta:editing-duration>PT5M27S</meta:editing-duration>
    <meta:editing-cycles>1</meta:editing-cycles>
    <meta:document-statistic meta:table-count="0" meta:image-count="0" meta:object-count="0" meta:page-count="1" meta:paragraph-count="11" meta:word-count="218" meta:character-count="1434" meta:non-whitespace-character-count="1230"/>
  </office:meta>
</office:document-meta>
</file>